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officeooo:paragraph-rsid="00199e4f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officeooo:paragraph-rsid="00199e4f"/>
    </style:style>
    <style:style style:name="P5" style:family="paragraph" style:parent-style-name="Title" style:master-page-name="Standard">
      <style:paragraph-properties style:page-number="auto"/>
    </style:style>
    <style:style style:name="T1" style:family="text">
      <style:text-properties officeooo:rsid="00199e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Smontaggio e Rimontaggi<text:span text:style-name="T1">o del </text:span>PC</text:p>
      <text:h text:style-name="Heading_20_1" text:outline-level="1">Oggetti Utilizzati: <text:s text:c="80"/>Data di Inizio:</text:h>
      <text:p text:style-name="Standard">Cacciavite a croce. <text:s text:c="116"/>20/01/2015 ore 19.00</text:p>
      <text:h text:style-name="Heading_20_1" text:outline-level="1">Componenti:</text:h>
      <text:p text:style-name="Standard">Ram: 2 schede DIMM <text:s/>512MB</text:p>
      <text:p text:style-name="Standard">Alimentatore: <text:s/>ATX – 400(400w)</text:p>
      <text:p text:style-name="P1">Scheda Ethernet: <text:s/>XL <text:s/>PCI 3C905B – TX – NM</text:p>
      <text:p text:style-name="Standard">Scheda Video: <text:s/>RADEON 7000 64M TVO</text:p>
      <text:p text:style-name="P1">HDD: 80GB ATA DiamondMax Plus9</text:p>
      <text:p text:style-name="P1">CPU: <text:s/>INTEL 02 Celeron </text:p>
      <text:p text:style-name="P1"/>
      <text:h text:style-name="Heading_20_1" text:outline-level="1">Smontaggio:</text:h>
      <text:p text:style-name="Standard"/>
      <text:p text:style-name="P2">Ho smontato le due lamiere sui lati tanto per cominciare, per facilitarmi il lavoro ho tolto anche la staffa <text:span text:style-name="T1">parallela</text:span> <text:span text:style-name="T1">all</text:span>a scheda madre, poi ho cominciato a <text:span text:style-name="T1">staccare i vari cavi SATA, scheda madre ecc. Una volta tolti i cavi potevo procedere con lo smontaggio delle componenti stesse dagli appositi alloggiamenti. Tolta la scheda madre e tutte le ventole su di essa è stata tolta anche la CPU. Successivamente gli è stata applicata una piccola parte di pasta termica, poi sono state rimontate le varie componenti e ricollegati i cavi. Una volta chiusa la macchina anche con i due pannelli non mi è stato possibile provare se funzionasse ed installarci un sistema operativo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Title" style:family="paragraph" style:parent-style-name="Standard" style:default-outline-level="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itolo_20_Carattere" style:display-name="Titolo Carattere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libri1" style:font-family-complex="Calibri" style:font-family-generic-complex="system" style:font-pitch-complex="variable" style:font-size-complex="26pt"/>
    </style:style>
    <style:style style:name="Titolo_20_1_20_Carattere" style:display-name="Titolo 1 Carattere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e</meta:initial-creator>
    <meta:editing-cycles>7</meta:editing-cycles>
    <meta:creation-date>2015-01-21T19:35:00</meta:creation-date>
    <dc:date>2015-05-24T15:09:43.074378807</dc:date>
    <meta:editing-duration>PT1M57S</meta:editing-duration>
    <meta:generator>LibreOffice/4.2.8.2$Linux_x86 LibreOffice_project/420m0$Build-2</meta:generator>
    <meta:document-statistic meta:table-count="0" meta:image-count="0" meta:object-count="0" meta:page-count="1" meta:paragraph-count="12" meta:word-count="161" meta:character-count="1183" meta:non-whitespace-character-count="8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